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tem" style:family="table">
      <style:table-properties style:width="17.2cm" table:align="margins" style:writing-mode="lr-tb"/>
    </style:style>
    <style:style style:name="item.A" style:family="table-column">
      <style:table-column-properties style:column-width="10.7cm" style:rel-column-width="40768*"/>
    </style:style>
    <style:style style:name="item.B" style:family="table-column">
      <style:table-column-properties style:column-width="6.5cm" style:rel-column-width="24767*"/>
    </style:style>
    <style:style style:name="item.A1" style:family="table-cell">
      <style:table-cell-properties fo:background-color="#eeeeee" fo:padding-left="0.101cm" fo:padding-right="0.101cm" fo:padding-top="0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item.A2" style:family="table-cell">
      <style:table-cell-properties fo:background-color="#eeeeee" fo:padding-left="0.101cm" fo:padding-right="0.101cm" fo:padding-top="0cm" fo:padding-bottom="0cm" fo:border-left="0.05pt solid #000000" fo:border-right="none" fo:border-top="none" fo:border-bottom="none">
        <style:background-image/>
      </style:table-cell-properties>
    </style:style>
    <style:style style:name="item.B2" style:family="table-cell">
      <style:table-cell-properties fo:background-color="#eeeeee" fo:padding-left="0.101cm" fo:padding-right="0.101cm" fo:padding-top="0cm" fo:padding-bottom="0cm" fo:border-left="none" fo:border-right="0.05pt solid #000000" fo:border-top="none" fo:border-bottom="none">
        <style:background-image/>
      </style:table-cell-properties>
    </style:style>
    <style:style style:name="Tableau2" style:family="table">
      <style:table-properties style:width="17.2cm" table:align="margins" style:shadow="none" style:writing-mode="lr-tb"/>
    </style:style>
    <style:style style:name="Tableau2.A" style:family="table-column">
      <style:table-column-properties style:column-width="10.7cm" style:rel-column-width="40768*"/>
    </style:style>
    <style:style style:name="Tableau2.B" style:family="table-column">
      <style:table-column-properties style:column-width="6.5cm" style:rel-column-width="24767*"/>
    </style:style>
    <style:style style:name="Tableau2.A1" style:family="table-cell">
      <style:table-cell-properties fo:padding-left="0.101cm" fo:padding-right="0.101cm" fo:padding-top="0cm" fo:padding-bottom="0cm" fo:border-left="0.05pt solid #000000" fo:border-right="none" fo:border-top="0.05pt dotted #999999" fo:border-bottom="0.05pt solid #000000"/>
    </style:style>
    <style:style style:name="Tableau2.B1" style:family="table-cell">
      <style:table-cell-properties fo:padding-left="0.101cm" fo:padding-right="0.101cm" fo:padding-top="0cm" fo:padding-bottom="0cm" fo:border-left="none" fo:border-right="0.05pt solid #000000" fo:border-top="0.05pt dotted #999999" fo:border-bottom="0.05pt solid #000000"/>
    </style:style>
    <style:style style:name="P1" style:family="paragraph" style:parent-style-name="Footer">
      <style:paragraph-properties fo:text-align="end" style:justify-single-word="false"/>
      <style:text-properties fo:color="#666666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officeooo:rsid="001ccabc" officeooo:paragraph-rsid="0036947a"/>
    </style:style>
    <style:style style:name="P4" style:family="paragraph" style:parent-style-name="Standard">
      <style:text-properties officeooo:paragraph-rsid="0036947a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Footer" style:master-page-name="Standard">
      <style:paragraph-properties style:page-number="auto"/>
      <style:text-properties fo:color="#666666"/>
    </style:style>
    <style:style style:name="P7" style:family="paragraph" style:parent-style-name="Footer" style:master-page-name="Standard">
      <style:paragraph-properties fo:text-align="center" style:justify-single-word="false" style:page-number="auto"/>
      <style:text-properties fo:color="#666666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30121" style:font-weight-asian="normal" style:font-weight-complex="normal"/>
    </style:style>
    <style:style style:name="T4" style:family="text">
      <style:text-properties style:text-underline-style="none" fo:font-weight="normal" officeooo:rsid="001c1e27" style:font-weight-asian="normal" style:font-weight-complex="normal"/>
    </style:style>
    <style:style style:name="T5" style:family="text">
      <style:text-properties style:text-underline-style="none" fo:font-weight="normal" officeooo:rsid="001ccabc" style:font-weight-asian="normal" style:font-weight-complex="normal"/>
    </style:style>
    <style:style style:name="T6" style:family="text">
      <style:text-properties style:text-underline-style="none" fo:font-weight="normal" officeooo:rsid="001fb31b" style:font-weight-asian="normal" style:font-weight-complex="normal"/>
    </style:style>
    <style:style style:name="T7" style:family="text">
      <style:text-properties style:text-underline-style="none" fo:font-weight="normal" officeooo:rsid="001bc30f" style:font-weight-asian="normal" style:font-weight-complex="normal"/>
    </style:style>
    <style:style style:name="T8" style:family="text">
      <style:text-properties style:text-underline-style="none" fo:font-weight="normal" officeooo:rsid="00251f55" style:font-weight-asian="normal" style:font-weight-complex="normal"/>
    </style:style>
    <style:style style:name="T9" style:family="text">
      <style:text-properties style:text-underline-style="none" fo:font-weight="normal" officeooo:rsid="0028df96" style:font-weight-asian="normal" style:font-weight-complex="normal"/>
    </style:style>
    <style:style style:name="T10" style:family="text">
      <style:text-properties style:text-underline-style="none" officeooo:rsid="001ccab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1ccab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c64f6" style:font-weight-asian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ynthèse des avis du Directeur Financier</text:h>
      <text:section text:style-name="Sect1" text:name="object">
        <table:table table:name="item" table:style-name="item">
          <table:table-column table:style-name="item.A"/>
          <table:table-column table:style-name="item.B"/>
          <table:table-row>
            <table:table-cell table:style-name="item.A1" table:number-columns-spanned="2" office:value-type="string">
              <text:p text:style-name="Standard"><text:span text:style-name="T12"><office:annotation><dc:creator>André NUYENS</dc:creator><dc:date>2014-12-23T16:16:34</dc:date><text:p text:style-name="P8"><text:span text:style-name="T17">do section- for data in view.selected_indexAdvisers_data(brains)</text:span></text:p></office:annotation></text:span><text:span text:style-name="T12"><office:annotation><dc:creator>Auteur inconnu</dc:creator><dc:date>2015-10-29T17:00:14</dc:date><text:list text:style-name=""><text:list-item><text:p text:style-name="P8"><text:span text:style-name="T18">do table with item = data['item']</text:span></text:p></text:list-item></text:list></office:annotation></text:span><text:span text:style-name="T12">Objet:</text:span><text:span text:style-name="T1"> </text:span><text:span text:style-name="T7"><text:text-input text:description="">item.Title()</text:text-input></text:span></text:p>
            </table:table-cell>
            <table:covered-table-cell/>
          </table:table-row>
          <table:table-row>
            <table:table-cell table:style-name="item.A2" office:value-type="string">
              <text:p text:style-name="Standard"><text:span text:style-name="T13">Groupe proposant:</text:span><text:span text:style-name="T2"> </text:span><text:span text:style-name="T3"><text:text-input text:description="">item.displayValue(item.listProposingGroups(), item.getProposingGroup())</text:text-input></text:span></text:p>
            </table:table-cell>
            <table:table-cell table:style-name="item.B2" office:value-type="string">
              <text:p text:style-name="Standard"><text:span text:style-name="T13">Date de la séance:</text:span><text:span text:style-name="T1"> </text:span><text:span text:style-name="T6"><text:text-input text:description="">item.getMeeting() and view.plone.toLocalizedTime(item.getMeeting().getDate()) or '-'</text:text-input></text:span>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Standard"><text:span text:style-name="T11"><text:line-break/></text:span><text:span text:style-name="T11"><office:annotation><dc:creator>Auteur inconnu</dc:creator><dc:date>2015-10-29T17:02:30</dc:date><text:list text:continue-numbering="true" text:style-name=""><text:list-item><text:p text:style-name="P8"><text:span text:style-name="T18">do row for advice in data['advices']</text:span></text:p></text:list-item></text:list></office:annotation></text:span><text:span text:style-name="T12">Groupe émetteur d'avis:</text:span><text:span text:style-name="T2"> </text:span><text:span text:style-name="T4"><text:text-input text:description="">advice['name']</text:text-input></text:span></text:p>
              <text:p text:style-name="Standard"><text:span text:style-name="T11">Type de l'avis:</text:span><text:span text:style-name="T2"> </text:span><text:span text:style-name="T5"><text:text-input text:description="">advice['type_translated']</text:text-input></text:span></text:p>
              <text:p text:style-name="P2">Motivation:</text:p>
              <text:p text:style-name="Standard"><text:span text:style-name="T2"><text:s/></text:span><text:span text:style-name="T2"><office:annotation><dc:creator>Auteur inconnu</dc:creator><dc:date>2015-11-03T09:50:24</dc:date><text:list text:continue-numbering="true" text:style-name=""><text:list-item><text:p text:style-name="P8"><text:span text:style-name="T18">do text</text:span></text:p></text:list-item><text:list-item><text:p text:style-name="P8"><text:span text:style-name="T18">from xhtml(advice['comment'] or '-')</text:span></text:p></text:list-item></text:list></office:annotation></text:span><text:span text:style-name="T9">motivation de l'avis</text:span><text:span text:style-name="T8"> </text:span></text:p>
              <text:p text:style-name="P3">Annexe de l'avis:</text:p>
              <text:p text:style-name="P4"><text:span text:style-name="T14"><office:annotation><dc:creator>André NUYENS</dc:creator><dc:date>2015-02-06T09:09:55</dc:date><text:p text:style-name="P8"><text:span text:style-name="T17">do text for annex in advice['annexIndex'] or [{'Title': '-'}, ]</text:span></text:p></office:annotation></text:span><text:span text:style-name="T10"> </text:span><text:span text:style-name="T5"><text:text-input text:description="">annex['Title']</text:text-input></text:span></text:p>
            </table:table-cell>
            <table:table-cell table:style-name="Tableau2.B1" office:value-type="string">
              <text:p text:style-name="Standard"><text:span text:style-name="T13"><text:line-break/>Date de l'avis:</text:span><text:span text:style-name="T15"> </text:span><text:span text:style-name="T16"><text:text-input text:description="">advice['advice_given_on'] and advice['advice_given_on_localized'] or 'Passé outre'</text:text-input></text:span></text:p>
            </table:table-cell>
          </table:table-row>
        </table:table>
        <text:section text:style-name="Sect1" text:name="annexes">
          <text:p text:style-name="Standard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Verdana" fo:font-family="Verdana" style:font-style-name="Normal" style:font-family-generic="swiss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style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style:contextual-spacing="false" fo:text-align="center" style:justify-single-word="false" fo:padding="0.106cm" fo:border="0.51pt solid #000000"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style:contextual-spacing="false" fo:keep-with-next="always"/>
      <style:text-properties style:font-name="Arial" fo:font-family="Arial" style:font-family-generic="swiss" style:font-pitch="variable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style:contextual-spacing="false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family="'Franklin Gothic Book'" style:font-family-generic="swiss" style:font-pitch="variable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-1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2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rt-num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 fo:font-family="Arial" style:font-family-generic="swiss" style:font-pitch="variable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-left="0cm" fo:margin-right="5.001cm" fo:margin-top="0cm" fo:margin-bottom="0cm" style:contextual-spacing="false" fo:text-indent="0cm" style:auto-text-indent="false" fo:padding="0.106cm" fo:border="0.51pt solid #0000ff" style:shadow="#000000 0.132cm 0.132cm"/>
      <style:text-properties fo:color="#0000ff" style:font-name="Arial" fo:font-family="Arial" style:font-family-generic="swiss" style:font-pitch="variable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-left="-1cm" fo:margin-right="0cm" fo:margin-top="0cm" fo:margin-bottom="0cm" style:contextual-spacing="false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</style:style>
    <style:style style:name="Styleresume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  <style:text-properties style:font-name="Arial" fo:font-family="Arial" style:font-family-generic="swiss" style:font-pitch="variable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-left="-1cm" fo:margin-right="0cm" fo:margin-top="0cm" fo:margin-bottom="0cm" style:contextual-spacing="false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font-name="Times New Roman" fo:font-family="'Times New Roman'" style:font-family-generic="roman" style:font-pitch="variable" fo:font-size="10pt" style:font-size-asian="11pt" style:font-size-complex="11pt"/>
    </style:style>
    <style:style style:name="pmAdvices" style:family="paragraph" style:parent-style-name="Standard">
      <style:paragraph-properties fo:margin-left="-1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2.949cm" style:type="center"/>
          <style:tab-stop style:position="25.8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iedPage" style:family="table">
      <style:table-properties style:width="17.2cm" table:align="margins" style:writing-mode="lr-tb"/>
    </style:style>
    <style:style style:name="PiedPage.A" style:family="table-column">
      <style:table-column-properties style:column-width="5.733cm" style:rel-column-width="21845*"/>
    </style:style>
    <style:style style:name="MP1" style:family="paragraph" style:parent-style-name="Footer" style:master-page-name="Standard">
      <style:paragraph-properties style:page-number="auto"/>
      <style:text-properties fo:color="#666666"/>
    </style:style>
    <style:style style:name="MP2" style:family="paragraph" style:parent-style-name="Footer" style:master-page-name="Standard">
      <style:paragraph-properties fo:text-align="center" style:justify-single-word="false" style:page-number="auto"/>
      <style:text-properties fo:color="#666666"/>
    </style:style>
    <style:style style:name="MP3" style:family="paragraph" style:parent-style-name="Footer">
      <style:paragraph-properties fo:text-align="end" style:justify-single-word="false"/>
      <style:text-properties fo:color="#666666"/>
    </style:style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able:table table:name="PiedPage" table:style-name="PiedPage">
          <table:table-column table:style-name="PiedPage.A" table:number-columns-repeated="3"/>
          <table:table-row>
            <table:table-cell office:value-type="string">
              <text:p text:style-name="MP1">Synthèse avis du DF</text:p>
            </table:table-cell>
            <table:table-cell office:value-type="string">
              <text:p text:style-name="MP2"><text:date style:data-style-name="N76" text:date-value="2015-11-18T14:13:37.921799048">18 novembre 2015</text:date></text:p>
            </table:table-cell>
            <table:table-cell office:value-type="string">
              <text:p text:style-name="MP3"><text:page-number text:select-page="current">0</text:page-number>/<text:page-count>1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LEGE ECHEVINAL DU                                     </dc:title>
    <meta:initial-creator>aurlem</meta:initial-creator>
    <meta:creation-date>2012-05-07T10:05:00</meta:creation-date>
    <dc:date>2015-11-18T14:13:37.855629468</dc:date>
    <meta:print-date>2011-03-21T10:39:00</meta:print-date>
    <meta:editing-cycles>239</meta:editing-cycles>
    <meta:editing-duration>P1DT32M49S</meta:editing-duration>
    <meta:generator>LibreOffice/4.2.8.2$Linux_X86_64 LibreOffice_project/420m0$Build-2</meta:generator>
    <meta:document-statistic meta:table-count="3" meta:image-count="0" meta:object-count="0" meta:page-count="1" meta:paragraph-count="14" meta:word-count="68" meta:character-count="547" meta:non-whitespace-character-count="502"/>
    <meta:user-defined meta:name="Info 1"/>
    <meta:user-defined meta:name="Info 2"/>
    <meta:user-defined meta:name="Info 3"/>
    <meta:user-defined meta:name="Info 4"/>
  </office:meta>
</office:document-meta>
</file>